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ESTELA HUAMAN DOMICIAN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ESTELA HUAMAN DOMICIAN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ESTELA HUAMAN DOMICIA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ESTELA JUAPE, ED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447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41:5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